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e" svg:font-family="Le"/>
    <style:font-face style:name="DejaVu Sans1" svg:font-family="'DejaVu Sans'" style:font-family-generic="swiss"/>
    <style:font-face style:name="Cabrion" svg:font-family="Cabrion" style:font-pitch="variable"/>
    <style:font-face style:name="Cabrion1" svg:font-family="Cabrion" style:font-adornments="Light" style:font-pitch="variable"/>
    <style:font-face style:name="Garuda" svg:font-family="Garuda" style:font-pitch="variable"/>
    <style:font-face style:name="Louis George Cafe" svg:font-family="'Louis George Cafe'" style:font-pitch="variable"/>
    <style:font-face style:name="Montserrat" svg:font-family="Montserr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b84e" officeooo:paragraph-rsid="001fb84e"/>
    </style:style>
    <style:style style:name="P2" style:family="paragraph" style:parent-style-name="Standard">
      <style:text-properties fo:color="#800000" style:font-name="Cabrion1" fo:font-size="10pt" fo:font-style="italic" officeooo:rsid="001fb84e" officeooo:paragraph-rsid="001fb84e" style:font-size-asian="10pt" style:font-style-asian="italic" style:font-size-complex="10pt" style:font-style-complex="italic"/>
    </style:style>
    <style:style style:name="P3" style:family="paragraph" style:parent-style-name="Standard">
      <style:text-properties style:font-name="Cabrion" fo:font-size="11pt" officeooo:rsid="001fb84e" officeooo:paragraph-rsid="001fb84e" style:font-size-asian="11pt" style:font-size-complex="11pt"/>
    </style:style>
    <style:style style:name="P4" style:family="paragraph" style:parent-style-name="Standard">
      <style:text-properties style:font-name="Cabrion1" fo:font-size="11pt" officeooo:rsid="001fb84e" officeooo:paragraph-rsid="001fb84e" style:font-size-asian="11pt" style:font-size-complex="11pt"/>
    </style:style>
    <style:style style:name="T1" style:family="text">
      <style:text-properties style:font-name="Le"/>
    </style:style>
    <style:style style:name="T2" style:family="text">
      <style:text-properties style:font-name="Louis George Cafe"/>
    </style:style>
    <style:style style:name="T3" style:family="text">
      <style:text-properties style:font-name="Louis George Cafe" fo:font-size="9pt" style:font-size-asian="9pt" style:font-size-complex="9pt"/>
    </style:style>
    <style:style style:name="T4" style:family="text">
      <style:text-properties style:font-name="Montserrat"/>
    </style:style>
    <style:style style:name="T5" style:family="text">
      <style:text-properties style:font-name="Montserrat" fo:font-size="9pt" style:font-size-asian="9pt" style:font-size-complex="9pt"/>
    </style:style>
    <style:style style:name="T6" style:family="text">
      <style:text-properties fo:font-size="9pt" style:font-size-asian="9pt" style:font-size-complex="9pt"/>
    </style:style>
    <style:style style:name="T7" style:family="text">
      <style:text-properties style:font-name="Cabrion1" fo:font-size="9pt" style:font-size-asian="9pt" style:font-size-complex="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mple de lettre écrite à une agence de location</text:p>
      <text:p text:style-name="P2">ATTENTION j'y utilise trois methodes de manipulations, si vous n'etes pas à l'aise ethiquement avec ça n'utilisez pas cette lettre ! (la flatterie "je sais que vous avez à coeur...", la culpabilisation "tant pis pour la solidarité", la methode de la porte-dans-le-nez "je ne paierai rien ... bon peut-etre juste mes apl") j'ai utilisé la ruse, je n'irais pas au walhalla...</text:p>
      <text:p text:style-name="P2">ATTENTION bis : dans ce model de lettre j'ai choisis de ne pas risquer mes apl, de peur de les perdre si je ne les paye pas, ce n'est pas très radicale, ça peut ne pas vous convenir</text:p>
      <text:p text:style-name="P2">NOTE : la réponse de l'agence m'a demandé de payer les apl, je leur ai dit que j'allais attendre la fin du confinement voir les réponses de l'état à cette grève</text:p>
      <text:p text:style-name="P4"/>
      <text:p text:style-name="P4"/>
      <text:p text:style-name="P4"/>
      <text:p text:style-name="P4"/>
      <text:p text:style-name="P4">Madame, monsieur,</text:p>
      <text:p text:style-name="P4"/>
      <text:p text:style-name="P4"/>
      <text:p text:style-name="P4"/>
      <text:p text:style-name="P4"/>
      <text:p text:style-name="P4">La situation exceptionnelle que nous vivons m'oblige à vous écrire.</text:p>
      <text:p text:style-name="P4"/>
      <text:p text:style-name="P4">Avec cette crise sanitaire et économique sans précédent, je me retrouve, moins que d'autres pourtant, en difficulté financière pour payer mon loyer.</text:p>
      <text:p text:style-name="P4"/>
      <text:p text:style-name="P4">L'état français a prévu des mesures pour accompagner les entreprises (gel des loyers, des factures et ou des crédits) mais aucune à destination des particuliers, si ce n'est se reposer sur le FSL, donc rien de spécifique a cette crise[1].</text:p>
      <text:p text:style-name="P4"/>
      <text:p text:style-name="P4">Vous le savez aussi, c'est en ce moment que la précarité fait le plus souffrir pour les loyers, les associations qui font encore des maraudes croisent de nouvelles personnes à la rue[2], les associations d'aide au logement reçoivent des courriers de détresse, concrètement le gouvernement a jugé non nécessaire de s'assurer que personne ne se retrouve à la rue, contrairement a plusieurs gouvernements étrangers[3][4], comme le Portugal qui suspend le paiement des loyers dans les HLM de Lisbonne[5]. Je suis opposé à cette politique depuis longtemps, en ce moment plus que jamais, c'est pourquoi je participe au mouvement international de grève des loyers et des crédits, pour les locatrice.aires et les petit.es propriétaires[6][7].</text:p>
      <text:p text:style-name="P4"/>
      <text:p text:style-name="P4">Pour ma part, je reçois chaque mois XXX,00 euros d'aide au logement par la caf, je pourrai vous verser ce montant évidemment puisque c'est son usage, mais je fais appel a votre générosité d'entraide, je sais que vous avez a cœur de ne pas profiter des situations difficiles puisque mon loyer chez vous est particulièrement bas pour un logement parisien, donc je vous propose de reverser ce montant d'APL a la cagnotte d'aide aux personnes sans logement d'utopia56-paris[8], en vous faisant parvenir un justificatif de ce versement.</text:p>
      <text:p text:style-name="P4"/>
      <text:p text:style-name="P4">Si cette proposition ne vous convient pas, je vous verserai le montant des APL, XXX,00 euros, et tant pis pour la solidarité. Je ne pourrai pourtant pas vous verser le montant complet de mon loyer de XXX,00 euros pour la mensualité du mois d'avril.</text:p>
      <text:p text:style-name="P4"/>
      <text:p text:style-name="P4">J'espère sincèrement que nous parviendrons à un accord.</text:p>
      <text:p text:style-name="P4">Bien cordialement,</text:p>
      <text:p text:style-name="P4"/>
      <text:p text:style-name="P4">[NOM]</text:p>
      <text:p text:style-name="P4"/>
      <text:p text:style-name="P4"/>
      <text:p text:style-name="P4"/>
      <text:p text:style-name="P4"/>
      <text:p text:style-name="P3"><text:span text:style-name="T7">[1] </text:span><text:span text:style-name="Internet_20_link"><text:span text:style-name="T7">https://www.cohesion-territoires.gouv.fr/le-gouvernement-ladf-et-lanil-aux-cotes-des-locataires-qui-se-retrouveraient-en-difficulte-pour</text:span></text:span></text:p>
      <text:p text:style-name="P3"><text:span text:style-name="T7">[2] </text:span><text:span text:style-name="Internet_20_link"><text:span text:style-name="T7">http://www.utopia56.com/fr/actualite/partout-france-personnes-exilees-a-rue-precaires-sont-laissees-a-leur-triste-sort-pendant</text:span></text:span></text:p>
      <text:p text:style-name="P3"><text:span text:style-name="T7">[3] </text:span><text:span text:style-name="Internet_20_link"><text:span text:style-name="T7">https://www.droitaulogement.org/2020/04/revue-de-presse-des-mesures-de-protection-des-locataires-et-sans-logis-dans-les-autres-pays/</text:span></text:span></text:p>
      <text:p text:style-name="P3"><text:span text:style-name="T7">[4] </text:span><text:span text:style-name="Internet_20_link"><text:span text:style-name="T7">https://www.bastamag.net/Moratoire-des-loyers-interdiction-de-licencier-covid19-urgence-sanitaire-regularisation-sans-papiers</text:span></text:span></text:p>
      <text:p text:style-name="P3"><text:span text:style-name="T7">[5] </text:span><text:span text:style-name="Internet_20_link"><text:span text:style-name="T7">https://immobilier.lefigaro.fr/article/coronavirus-lisbonne-suspend-le-paiement-des-loyers-dans-les-hlm_c94c4330-7038-11ea-8d25-0d55a84fa181/?fbclid=IwAR07wP0tcfFGxXTX47e5M2hahxXYPG8zMZWAsE_-tFlw_RUIRBnHHGvltDg</text:span></text:span></text:p>
      <text:p text:style-name="P3"><text:span text:style-name="T7">[6] </text:span><text:span text:style-name="Internet_20_link"><text:span text:style-name="T7">https://www.droitaulogement.org/2020/04/habitants-et-sans-logis-laisses-pour-compte-pour-un-moratoire-des-loyers-et-des-traites-tout-de-suite/</text:span></text:span></text:p>
      <text:p text:style-name="P3"><text:span text:style-name="T7">[7] </text:span><text:span text:style-name="Internet_20_link"><text:span text:style-name="T7">https://www.bondyblog.fr/politique/nous-voulons-que-les-plus-precaires-soient-exoneres-de-loyers/</text:span></text:span></text:p>
      <text:p text:style-name="P3"><text:span text:style-name="T7">[8] </text:span><text:span text:style-name="Internet_20_link"><text:span text:style-name="T7">https://www.helloasso.com/associations/utopia56/collectes/soutien-aux-activites-d-utopia-56-paris-en-faveur-des-personnes-exilees-covid-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e" svg:font-family="Le"/>
    <style:font-face style:name="DejaVu Sans1" svg:font-family="'DejaVu Sans'" style:font-family-generic="swiss"/>
    <style:font-face style:name="Cabrion" svg:font-family="Cabrion" style:font-pitch="variable"/>
    <style:font-face style:name="Cabrion1" svg:font-family="Cabrion" style:font-adornments="Light" style:font-pitch="variable"/>
    <style:font-face style:name="Garuda" svg:font-family="Garuda" style:font-pitch="variable"/>
    <style:font-face style:name="Louis George Cafe" svg:font-family="'Louis George Cafe'" style:font-pitch="variable"/>
    <style:font-face style:name="Montserrat" svg:font-family="Montserr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0.94cm" fo:margin-left="0.979cm" fo:margin-right="1.02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2:20:27.541856246</meta:creation-date>
    <dc:date>2020-04-16T22:37:29.263484217</dc:date>
    <meta:editing-duration>PT1M12S</meta:editing-duration>
    <meta:editing-cycles>2</meta:editing-cycles>
    <meta:generator>LibreOffice/5.1.6.2$Linux_X86_64 LibreOffice_project/10m0$Build-2</meta:generator>
    <meta:document-statistic meta:table-count="0" meta:image-count="0" meta:object-count="0" meta:page-count="1" meta:paragraph-count="22" meta:word-count="484" meta:character-count="3961" meta:non-whitespace-character-count="3499"/>
  </office:meta>
</office:document-meta>
</file>